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88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7" table:default-cell-style-name="Default"/>
        <table:table-row table:style-name="ro1">
          <table:table-cell/>
          <table:table-cell office:value-type="string">
            <text:p>Varianza A</text:p>
          </table:table-cell>
          <table:table-cell office:value-type="string">
            <text:p>Varianza B</text:p>
          </table:table-cell>
          <table:table-cell office:value-type="string">
            <text:p>Scarto</text:p>
          </table:table-cell>
          <table:table-cell office:value-type="string">
            <text:p>Media A</text:p>
          </table:table-cell>
          <table:table-cell office:value-type="string">
            <text:p>Media B</text:p>
          </table:table-cell>
          <table:table-cell/>
          <table:table-cell table:style-name="ce1" office:value-type="string">
            <text:p>MEDIE</text:p>
          </table:table-cell>
          <table:table-cell office:value-type="string">
            <text:p>Varianza A</text:p>
          </table:table-cell>
          <table:table-cell office:value-type="string">
            <text:p>Varianza B</text:p>
          </table:table-cell>
          <table:table-cell office:value-type="string">
            <text:p>Scarto</text:p>
          </table:table-cell>
          <table:table-cell office:value-type="string">
            <text:p>Media A</text:p>
          </table:table-cell>
          <table:table-cell office:value-type="string">
            <text:p>Media B</text:p>
          </table:table-cell>
        </table:table-row>
        <table:table-row table:style-name="ro1">
          <table:table-cell office:value-type="string">
            <text:p>Istanza CL_10_201_01,TXT: </text:p>
          </table:table-cell>
          <table:table-cell office:value-type="float" office:value="0.927688">
            <text:p>0,927688</text:p>
          </table:table-cell>
          <table:table-cell office:value-type="float" office:value="1.09784">
            <text:p>1,09784</text:p>
          </table:table-cell>
          <table:table-cell office:value-type="float" office:value="8.8806">
            <text:p>8,8806</text:p>
          </table:table-cell>
          <table:table-cell office:value-type="float" office:value="33.2388">
            <text:p>33,2388</text:p>
          </table:table-cell>
          <table:table-cell office:value-type="float" office:value="33.3333">
            <text:p>33,3333</text:p>
          </table:table-cell>
          <table:table-cell table:number-columns-repeated="2"/>
          <table:table-cell table:formula="of:=AVERAGE([.B2:.B379])" office:value-type="float" office:value="0.90898555">
            <text:p>0,90898555</text:p>
          </table:table-cell>
          <table:table-cell table:formula="of:=AVERAGE([.C2:.C379])" office:value-type="float" office:value="0.94253685">
            <text:p>0,94253685</text:p>
          </table:table-cell>
          <table:table-cell table:formula="of:=AVERAGE([.D2:.D379])" office:value-type="float" office:value="8.8707435">
            <text:p>8,8707435</text:p>
          </table:table-cell>
          <table:table-cell table:formula="of:=AVERAGE([.E2:.E379])" office:value-type="float" office:value="33.313405">
            <text:p>33,313405</text:p>
          </table:table-cell>
          <table:table-cell table:formula="of:=AVERAGE([.F2:.F379])" office:value-type="float" office:value="33.3333">
            <text:p>33,3333</text:p>
          </table:table-cell>
        </table:table-row>
        <table:table-row table:style-name="ro1">
          <table:table-cell office:value-type="string">
            <text:p>Istanza CL_10_201_02,TXT: </text:p>
          </table:table-cell>
          <table:table-cell office:value-type="float" office:value="0.780062">
            <text:p>0,780062</text:p>
          </table:table-cell>
          <table:table-cell office:value-type="float" office:value="1.15048">
            <text:p>1,15048</text:p>
          </table:table-cell>
          <table:table-cell office:value-type="float" office:value="9.26368">
            <text:p>9,26368</text:p>
          </table:table-cell>
          <table:table-cell office:value-type="float" office:value="33.3134">
            <text:p>33,3134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3,TXT: </text:p>
          </table:table-cell>
          <table:table-cell office:value-type="float" office:value="1.09408">
            <text:p>1,09408</text:p>
          </table:table-cell>
          <table:table-cell office:value-type="float" office:value="0.898939">
            <text:p>0,898939</text:p>
          </table:table-cell>
          <table:table-cell office:value-type="float" office:value="9.42289">
            <text:p>9,42289</text:p>
          </table:table-cell>
          <table:table-cell office:value-type="float" office:value="33.2637">
            <text:p>33,2637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4,TXT: </text:p>
          </table:table-cell>
          <table:table-cell office:value-type="float" office:value="1.16084">
            <text:p>1,16084</text:p>
          </table:table-cell>
          <table:table-cell office:value-type="float" office:value="0.799038">
            <text:p>0,799038</text:p>
          </table:table-cell>
          <table:table-cell office:value-type="float" office:value="8.97512">
            <text:p>8,97512</text:p>
          </table:table-cell>
          <table:table-cell office:value-type="float" office:value="33.1741">
            <text:p>33,1741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5,TXT: </text:p>
          </table:table-cell>
          <table:table-cell office:value-type="float" office:value="0.903825">
            <text:p>0,903825</text:p>
          </table:table-cell>
          <table:table-cell office:value-type="float" office:value="1.07735">
            <text:p>1,07735</text:p>
          </table:table-cell>
          <table:table-cell office:value-type="float" office:value="8.64179">
            <text:p>8,64179</text:p>
          </table:table-cell>
          <table:table-cell office:value-type="float" office:value="33.3085">
            <text:p>33,3085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6,TXT: </text:p>
          </table:table-cell>
          <table:table-cell office:value-type="float" office:value="0.798634">
            <text:p>0,798634</text:p>
          </table:table-cell>
          <table:table-cell office:value-type="float" office:value="1.14849">
            <text:p>1,14849</text:p>
          </table:table-cell>
          <table:table-cell office:value-type="float" office:value="9.1393">
            <text:p>9,1393</text:p>
          </table:table-cell>
          <table:table-cell office:value-type="float" office:value="33.2388">
            <text:p>33,2388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7,TXT: </text:p>
          </table:table-cell>
          <table:table-cell office:value-type="float" office:value="1.10776">
            <text:p>1,10776</text:p>
          </table:table-cell>
          <table:table-cell office:value-type="float" office:value="0.939635">
            <text:p>0,939635</text:p>
          </table:table-cell>
          <table:table-cell office:value-type="float" office:value="9.55224">
            <text:p>9,55224</text:p>
          </table:table-cell>
          <table:table-cell office:value-type="float" office:value="33.2338">
            <text:p>33,2338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8,TXT: </text:p>
          </table:table-cell>
          <table:table-cell office:value-type="float" office:value="1.16329">
            <text:p>1,16329</text:p>
          </table:table-cell>
          <table:table-cell office:value-type="float" office:value="0.818043">
            <text:p>0,818043</text:p>
          </table:table-cell>
          <table:table-cell office:value-type="float" office:value="9.05473">
            <text:p>9,05473</text:p>
          </table:table-cell>
          <table:table-cell office:value-type="float" office:value="33.2537">
            <text:p>33,2537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09,TXT: </text:p>
          </table:table-cell>
          <table:table-cell office:value-type="float" office:value="0.945079">
            <text:p>0,945079</text:p>
          </table:table-cell>
          <table:table-cell office:value-type="float" office:value="1.08411">
            <text:p>1,08411</text:p>
          </table:table-cell>
          <table:table-cell office:value-type="float" office:value="8.68159">
            <text:p>8,68159</text:p>
          </table:table-cell>
          <table:table-cell office:value-type="float" office:value="33.2985">
            <text:p>33,2985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01_10,TXT: </text:p>
          </table:table-cell>
          <table:table-cell office:value-type="float" office:value="0.842577">
            <text:p>0,842577</text:p>
          </table:table-cell>
          <table:table-cell office:value-type="float" office:value="1.18371">
            <text:p>1,18371</text:p>
          </table:table-cell>
          <table:table-cell office:value-type="float" office:value="9.25373">
            <text:p>9,25373</text:p>
          </table:table-cell>
          <table:table-cell office:value-type="float" office:value="33.2139">
            <text:p>33,2139</text:p>
          </table:table-cell>
          <table:table-cell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1,TXT: </text:p>
          </table:table-cell>
          <table:table-cell office:value-type="float" office:value="1.13639">
            <text:p>1,13639</text:p>
          </table:table-cell>
          <table:table-cell office:value-type="float" office:value="1.09472">
            <text:p>1,09472</text:p>
          </table:table-cell>
          <table:table-cell office:value-type="float" office:value="10.4167">
            <text:p>10,416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2,TXT: </text:p>
          </table:table-cell>
          <table:table-cell office:value-type="float" office:value="0.788056">
            <text:p>0,788056</text:p>
          </table:table-cell>
          <table:table-cell office:value-type="float" office:value="0.910556">
            <text:p>0,910556</text:p>
          </table:table-cell>
          <table:table-cell office:value-type="float" office:value="6.83333">
            <text:p>6,8333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3,TXT: </text:p>
          </table:table-cell>
          <table:table-cell office:value-type="float" office:value="1.09472">
            <text:p>1,09472</text:p>
          </table:table-cell>
          <table:table-cell office:value-type="float" office:value="1.08139">
            <text:p>1,08139</text:p>
          </table:table-cell>
          <table:table-cell office:value-type="float" office:value="9">
            <text:p>9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4,TXT: </text:p>
          </table:table-cell>
          <table:table-cell office:value-type="float" office:value="0.910556">
            <text:p>0,910556</text:p>
          </table:table-cell>
          <table:table-cell office:value-type="float" office:value="0.791389">
            <text:p>0,791389</text:p>
          </table:table-cell>
          <table:table-cell office:value-type="float" office:value="8.41667">
            <text:p>8,4166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5,TXT: </text:p>
          </table:table-cell>
          <table:table-cell office:value-type="float" office:value="1.08139">
            <text:p>1,08139</text:p>
          </table:table-cell>
          <table:table-cell office:value-type="float" office:value="0.844722">
            <text:p>0,844722</text:p>
          </table:table-cell>
          <table:table-cell office:value-type="float" office:value="8.33333">
            <text:p>8,3333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6,TXT: </text:p>
          </table:table-cell>
          <table:table-cell office:value-type="float" office:value="0.791389">
            <text:p>0,791389</text:p>
          </table:table-cell>
          <table:table-cell office:value-type="float" office:value="0.873056">
            <text:p>0,873056</text:p>
          </table:table-cell>
          <table:table-cell office:value-type="float" office:value="6.66667">
            <text:p>6,6666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7,TXT: </text:p>
          </table:table-cell>
          <table:table-cell office:value-type="float" office:value="0.844722">
            <text:p>0,844722</text:p>
          </table:table-cell>
          <table:table-cell office:value-type="float" office:value="1.09222">
            <text:p>1,09222</text:p>
          </table:table-cell>
          <table:table-cell office:value-type="float" office:value="8.83333">
            <text:p>8,8333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8,TXT: </text:p>
          </table:table-cell>
          <table:table-cell office:value-type="float" office:value="0.873056">
            <text:p>0,873056</text:p>
          </table:table-cell>
          <table:table-cell office:value-type="float" office:value="0.780556">
            <text:p>0,780556</text:p>
          </table:table-cell>
          <table:table-cell office:value-type="float" office:value="9.5">
            <text:p>9,5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09,TXT: </text:p>
          </table:table-cell>
          <table:table-cell office:value-type="float" office:value="1.09222">
            <text:p>1,09222</text:p>
          </table:table-cell>
          <table:table-cell office:value-type="float" office:value="0.861389">
            <text:p>0,861389</text:p>
          </table:table-cell>
          <table:table-cell office:value-type="float" office:value="8.75">
            <text:p>8,75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24_10,TXT: </text:p>
          </table:table-cell>
          <table:table-cell office:value-type="float" office:value="0.780556">
            <text:p>0,780556</text:p>
          </table:table-cell>
          <table:table-cell office:value-type="float" office:value="0.922222">
            <text:p>0,922222</text:p>
          </table:table-cell>
          <table:table-cell office:value-type="float" office:value="7.08333">
            <text:p>7,0833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1,TXT: </text:p>
          </table:table-cell>
          <table:table-cell office:value-type="float" office:value="0.756732">
            <text:p>0,756732</text:p>
          </table:table-cell>
          <table:table-cell office:value-type="float" office:value="1.10693">
            <text:p>1,10693</text:p>
          </table:table-cell>
          <table:table-cell office:value-type="float" office:value="10.3922">
            <text:p>10,3922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2,TXT: </text:p>
          </table:table-cell>
          <table:table-cell office:value-type="float" office:value="0.705359">
            <text:p>0,705359</text:p>
          </table:table-cell>
          <table:table-cell office:value-type="float" office:value="0.839869">
            <text:p>0,839869</text:p>
          </table:table-cell>
          <table:table-cell office:value-type="float" office:value="7.88235">
            <text:p>7,88235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3,TXT: </text:p>
          </table:table-cell>
          <table:table-cell office:value-type="float" office:value="1.10693">
            <text:p>1,10693</text:p>
          </table:table-cell>
          <table:table-cell office:value-type="float" office:value="0.746536">
            <text:p>0,746536</text:p>
          </table:table-cell>
          <table:table-cell office:value-type="float" office:value="10.0784">
            <text:p>10,0784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4,TXT: </text:p>
          </table:table-cell>
          <table:table-cell office:value-type="float" office:value="0.839869">
            <text:p>0,839869</text:p>
          </table:table-cell>
          <table:table-cell office:value-type="float" office:value="0.683399">
            <text:p>0,683399</text:p>
          </table:table-cell>
          <table:table-cell office:value-type="float" office:value="9.80392">
            <text:p>9,80392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5,TXT: </text:p>
          </table:table-cell>
          <table:table-cell office:value-type="float" office:value="0.746536">
            <text:p>0,746536</text:p>
          </table:table-cell>
          <table:table-cell office:value-type="float" office:value="0.969281">
            <text:p>0,969281</text:p>
          </table:table-cell>
          <table:table-cell office:value-type="float" office:value="9.64706">
            <text:p>9,64706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6,TXT: </text:p>
          </table:table-cell>
          <table:table-cell office:value-type="float" office:value="0.683399">
            <text:p>0,683399</text:p>
          </table:table-cell>
          <table:table-cell office:value-type="float" office:value="0.89281">
            <text:p>0,89281</text:p>
          </table:table-cell>
          <table:table-cell office:value-type="float" office:value="7.68627">
            <text:p>7,6862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7,TXT: </text:p>
          </table:table-cell>
          <table:table-cell office:value-type="float" office:value="0.969281">
            <text:p>0,969281</text:p>
          </table:table-cell>
          <table:table-cell office:value-type="float" office:value="0.832026">
            <text:p>0,832026</text:p>
          </table:table-cell>
          <table:table-cell office:value-type="float" office:value="9.80392">
            <text:p>9,80392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8,TXT: </text:p>
          </table:table-cell>
          <table:table-cell office:value-type="float" office:value="0.89281">
            <text:p>0,89281</text:p>
          </table:table-cell>
          <table:table-cell office:value-type="float" office:value="0.705359">
            <text:p>0,705359</text:p>
          </table:table-cell>
          <table:table-cell office:value-type="float" office:value="9.92157">
            <text:p>9,9215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09,TXT: </text:p>
          </table:table-cell>
          <table:table-cell office:value-type="float" office:value="0.832026">
            <text:p>0,832026</text:p>
          </table:table-cell>
          <table:table-cell office:value-type="float" office:value="1.00418">
            <text:p>1,00418</text:p>
          </table:table-cell>
          <table:table-cell office:value-type="float" office:value="9.45098">
            <text:p>9,45098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51_10,TXT: </text:p>
          </table:table-cell>
          <table:table-cell office:value-type="float" office:value="0.705359">
            <text:p>0,705359</text:p>
          </table:table-cell>
          <table:table-cell office:value-type="float" office:value="0.884575">
            <text:p>0,884575</text:p>
          </table:table-cell>
          <table:table-cell office:value-type="float" office:value="7.68627">
            <text:p>7,6862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1,TXT: </text:p>
          </table:table-cell>
          <table:table-cell office:value-type="float" office:value="0.879192">
            <text:p>0,879192</text:p>
          </table:table-cell>
          <table:table-cell office:value-type="float" office:value="1.05636">
            <text:p>1,05636</text:p>
          </table:table-cell>
          <table:table-cell office:value-type="float" office:value="9.13131">
            <text:p>9,13131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2,TXT: </text:p>
          </table:table-cell>
          <table:table-cell office:value-type="float" office:value="0.714545">
            <text:p>0,714545</text:p>
          </table:table-cell>
          <table:table-cell office:value-type="float" office:value="1.09636">
            <text:p>1,09636</text:p>
          </table:table-cell>
          <table:table-cell office:value-type="float" office:value="7.89899">
            <text:p>7,89899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3,TXT: </text:p>
          </table:table-cell>
          <table:table-cell office:value-type="float" office:value="1.05636">
            <text:p>1,05636</text:p>
          </table:table-cell>
          <table:table-cell office:value-type="float" office:value="0.871313">
            <text:p>0,871313</text:p>
          </table:table-cell>
          <table:table-cell office:value-type="float" office:value="8.9495">
            <text:p>8,9495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4,TXT: </text:p>
          </table:table-cell>
          <table:table-cell office:value-type="float" office:value="1.09636">
            <text:p>1,09636</text:p>
          </table:table-cell>
          <table:table-cell office:value-type="float" office:value="0.711515">
            <text:p>0,711515</text:p>
          </table:table-cell>
          <table:table-cell office:value-type="float" office:value="9.29293">
            <text:p>9,2929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5,TXT: </text:p>
          </table:table-cell>
          <table:table-cell office:value-type="float" office:value="0.871313">
            <text:p>0,871313</text:p>
          </table:table-cell>
          <table:table-cell office:value-type="float" office:value="0.994545">
            <text:p>0,994545</text:p>
          </table:table-cell>
          <table:table-cell office:value-type="float" office:value="8.74747">
            <text:p>8,7474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6,TXT: </text:p>
          </table:table-cell>
          <table:table-cell office:value-type="float" office:value="0.711515">
            <text:p>0,711515</text:p>
          </table:table-cell>
          <table:table-cell office:value-type="float" office:value="1.10828">
            <text:p>1,10828</text:p>
          </table:table-cell>
          <table:table-cell office:value-type="float" office:value="8">
            <text:p>8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7,TXT: </text:p>
          </table:table-cell>
          <table:table-cell office:value-type="float" office:value="0.994545">
            <text:p>0,994545</text:p>
          </table:table-cell>
          <table:table-cell office:value-type="float" office:value="0.864848">
            <text:p>0,864848</text:p>
          </table:table-cell>
          <table:table-cell office:value-type="float" office:value="8.88889">
            <text:p>8,88889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8,TXT: </text:p>
          </table:table-cell>
          <table:table-cell office:value-type="float" office:value="1.10828">
            <text:p>1,10828</text:p>
          </table:table-cell>
          <table:table-cell office:value-type="float" office:value="0.707273">
            <text:p>0,707273</text:p>
          </table:table-cell>
          <table:table-cell office:value-type="float" office:value="9.67677">
            <text:p>9,67677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09,TXT: </text:p>
          </table:table-cell>
          <table:table-cell office:value-type="float" office:value="0.864848">
            <text:p>0,864848</text:p>
          </table:table-cell>
          <table:table-cell office:value-type="float" office:value="1.00343">
            <text:p>1,00343</text:p>
          </table:table-cell>
          <table:table-cell office:value-type="float" office:value="8.84848">
            <text:p>8,84848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  <table:table-row table:style-name="ro1">
          <table:table-cell office:value-type="string">
            <text:p>Istanza CL_10_99_10,TXT: </text:p>
          </table:table-cell>
          <table:table-cell office:value-type="float" office:value="0.707273">
            <text:p>0,707273</text:p>
          </table:table-cell>
          <table:table-cell office:value-type="float" office:value="1.17273">
            <text:p>1,17273</text:p>
          </table:table-cell>
          <table:table-cell office:value-type="float" office:value="8.34343">
            <text:p>8,34343</text:p>
          </table:table-cell>
          <table:table-cell table:number-columns-repeated="2" office:value-type="float" office:value="33.3333">
            <text:p>33,3333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0">30/01/2015</text:date>, <text:time>10.37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document-statistic meta:table-count="1" meta:cell-count="256" meta:object-count="0"/>
  </office:meta>
</office:document-meta>
</file>